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officeooo:rsid="00139ee6" officeooo:paragraph-rsid="00139ee6"/>
    </style:style>
    <style:style style:name="P3" style:family="paragraph" style:parent-style-name="Standard">
      <style:text-properties fo:font-size="20pt" officeooo:rsid="00139ee6" officeooo:paragraph-rsid="00139ee6" style:font-size-asian="20pt" style:font-size-complex="20pt"/>
    </style:style>
    <style:style style:name="P4" style:family="paragraph" style:parent-style-name="Footer">
      <style:text-properties officeooo:rsid="0021002d" officeooo:paragraph-rsid="0021002d"/>
    </style:style>
    <style:style style:name="P5" style:family="paragraph" style:parent-style-name="Standard" style:list-style-name="L1">
      <style:text-properties officeooo:rsid="00139ee6" officeooo:paragraph-rsid="00139ee6"/>
    </style:style>
    <style:style style:name="P6" style:family="paragraph" style:parent-style-name="Standard" style:list-style-name="L1">
      <style:text-properties officeooo:rsid="00139ee6" officeooo:paragraph-rsid="00245dcb"/>
    </style:style>
    <style:style style:name="P7" style:family="paragraph" style:parent-style-name="Standard" style:list-style-name="L1">
      <style:text-properties officeooo:rsid="00139ee6" officeooo:paragraph-rsid="002514cb"/>
    </style:style>
    <style:style style:name="P8" style:family="paragraph" style:parent-style-name="Standard" style:list-style-name="L1">
      <style:text-properties officeooo:rsid="0013cb54" officeooo:paragraph-rsid="0013cb54"/>
    </style:style>
    <style:style style:name="T1" style:family="text">
      <style:text-properties officeooo:rsid="0013cb54"/>
    </style:style>
    <style:style style:name="T2" style:family="text">
      <style:text-properties officeooo:rsid="0014d48d"/>
    </style:style>
    <style:style style:name="T3" style:family="text">
      <style:text-properties officeooo:rsid="00162314"/>
    </style:style>
    <style:style style:name="T4" style:family="text">
      <style:text-properties officeooo:rsid="001abac8"/>
    </style:style>
    <style:style style:name="T5" style:family="text">
      <style:text-properties officeooo:rsid="001d9f03"/>
    </style:style>
    <style:style style:name="T6" style:family="text">
      <style:text-properties officeooo:rsid="002c5b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プレマイン詳細</text:p>
      <text:p text:style-name="P2"/>
      <text:p text:style-name="P2">全数量: <text:span text:style-name="T2">907200 （採掘の1ヶ月と2/3分相当）</text:span></text:p>
      <text:p text:style-name="P2"/>
      <text:list xml:id="list3545347320" text:style-name="L1">
        <text:list-item>
          <text:p text:style-name="P5">エアドロップ　<text:span text:style-name="T2">498960枚</text:span>（55.00%）</text:p>
          <text:list>
            <text:list-item>
              <text:p text:style-name="P7">第一弾　<text:span text:style-name="T6">149688 枚（30.00%）</text:span><text:line-break/><text:span text:style-name="T5">2</text:span>ヶ月以内で一定数量づつ各応募者に<text:span text:style-name="T1">投下します。</text:span></text:p>
            </text:list-item>
            <text:list-item>
              <text:p text:style-name="P6"><text:span text:style-name="T1">余り　349272枚（70.00%）<text:line-break/>第一弾後にエアドロップを予定しています。それ以降余っている分はもう一度エアドロップを行うか、予備（開発者には回らない）に移動するか、そうでなければBurnします。</text:span><text:line-break/></text:p>
            </text:list-item>
          </text:list>
        </text:list-item>
        <text:list-item>
          <text:p text:style-name="P8">プロモーション　<text:span text:style-name="T2">158760枚</text:span>（<text:span text:style-name="T2">17.50%</text:span>）<text:line-break/>大きなプロジェクトを推し進めるための枠です。<text:line-break/></text:p>
        </text:list-item>
        <text:list-item>
          <text:p text:style-name="P8">開発者援助/賞金　<text:span text:style-name="T3">136080枚（15.00%）<text:line-break/>初期の基礎的なサービスを持続的に運営頂いた方への寄付、Feathereumに関係する絵や音楽などの創作物を作成頂いた方への寄付</text:span>に利用します。<text:line-break/></text:p>
        </text:list-item>
        <text:list-item>
          <text:p text:style-name="P8">予備/開発　<text:span text:style-name="T4">113400枚（12.50%）<text:line-break/>殆どが予備として利用されます。<text:line-break/>それ以外はkyouminatoが所持し、他開発チーム者に配る、もしくは私的に利用します。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Footer">
      <style:text-properties officeooo:rsid="0021002d" officeooo:paragraph-rsid="0021002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2018年4月30日</text:p>
      </style:header>
      <style:footer>
        <text:p text:style-name="MP2">© Feathereum Team, kyouminat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9:53:42.444000000</meta:creation-date>
    <dc:date>2018-05-01T10:56:31.678147599</dc:date>
    <meta:editing-duration>PT2H24S</meta:editing-duration>
    <meta:editing-cycles>16</meta:editing-cycles>
    <meta:generator>LibreOffice/5.4.6.2$Linux_X86_64 LibreOffice_project/40m0$Build-2</meta:generator>
    <meta:document-statistic meta:table-count="0" meta:image-count="0" meta:object-count="0" meta:page-count="1" meta:paragraph-count="10" meta:word-count="336" meta:character-count="471" meta:non-whitespace-character-count="450"/>
  </office:meta>
</office:document-meta>
</file>